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rk1" table:style-name="ta1" table:print="false">
        <table:table-column table:style-name="co1" table:number-columns-repeated="5" table:default-cell-style-name="Default"/>
        <table:table-column table:style-name="co1" table:number-columns-repeated="2" table:default-cell-style-name="ce2"/>
        <table:table-column table:style-name="co1" table:number-columns-repeated="3" table:default-cell-style-name="Default"/>
        <table:table-row table:style-name="ro1">
          <table:table-cell office:value-type="string">
            <text:p>Backlog</text:p>
          </table:table-cell>
          <table:table-cell table:number-columns-repeated="9"/>
        </table:table-row>
        <table:table-row table:style-name="ro2">
          <table:table-cell table:number-columns-repeated="5"/>
          <table:table-cell office:value-type="string">
            <text:p>Priority</text:p>
          </table:table-cell>
          <table:table-cell office:value-type="string">
            <text:p>Estimate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1" office:value-type="string">
            <text:p>opret begge logs</text:p>
          </table:table-cell>
          <table:table-cell office:value-type="float" office:value="100">
            <text:p>100</text:p>
          </table:table-cell>
          <table:table-cell office:value-type="string">
            <text:p>0.5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1" office:value-type="string">
            <text:p>Spørgsmål til kontaktperson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1" office:value-type="string">
            <text:p>gennemgang af kode (overblik)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>
            <text:p>android tutorials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>
            <text:p>System defination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>
            <text:p>Send mail til admin og server grupperne vedrørende billedhåndteri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>
            <text:p>find nyt navn til digiPECS</text:p>
          </table:table-cell>
          <table:table-cell office:value-type="float" office:value="1">
            <text:p>1</text:p>
          </table:table-cell>
          <table:table-cell office:value-type="string">
            <text:p>kaff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>
            <text:p>snakke med ulla vdr. Skinner i grupperum til tavler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1" table:number-rows-repeated="22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ce2" table:number-columns-repeated="2"/>
        </table:table-row>
        <table:table-row table:style-name="ro1" table:number-rows-repeated="9">
          <table:table-cell table:number-columns-repeated="5"/>
          <table:table-cell table:style-name="Default" table:number-columns-repeated="2"/>
          <table:table-cell table:style-name="ce1"/>
          <table:table-cell table:style-name="ce2" table:number-columns-repeated="2"/>
        </table:table-row>
        <table:table-row table:style-name="ro1" table:number-rows-repeated="6"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1" table:number-rows-repeated="104852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rk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database-ranges>
        <table:database-range table:target-range-address="Ark1.A3:Ark1.AMJ10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2">12-03-2012</text:date>, <text:time>14:35:42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im  Arnold Thomsen</meta:initial-creator>
    <meta:creation-date>2012-03-12T13:42:13.37</meta:creation-date>
    <dc:date>2012-03-12T14:35:42.13</dc:date>
    <dc:creator>Kim  Arnold Thomsen</dc:creator>
    <meta:editing-duration>PT7M47S</meta:editing-duration>
    <meta:editing-cycles>1</meta:editing-cycles>
    <meta:document-statistic meta:table-count="3" meta:cell-count="27" meta:object-count="0"/>
    <meta:generator>OpenOffice.org/3.3$Win32 OpenOffice.org_project/330m20$Build-9567</meta:generator>
  </office:meta>
</office:document-meta>
</file>